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568ACC12146E19E9.png" manifest:media-type="image/png"/>
  <manifest:file-entry manifest:full-path="Pictures/1000351400009698000054AB0433B3D38C11A42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margin-left="0.762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Trend Spotter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Zespół:</text:p>
            <text:p>Marek Smolarczyk</text:p>
            <text:p>Miron Szewczyk</text:p>
            <text:p>Michał Pawłowski</text:p>
            <text:p>Bartek Wron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 presentation:user-transformed="true">
          <draw:text-box>
            <text:p>Opis</text:p>
          </draw:text-box>
        </draw:frame>
        <draw:frame presentation:style-name="pr5" draw:layer="layout" svg:width="26.092cm" svg:height="10.387cm" svg:x="0.508cm" svg:y="6.858cm" presentation:class="outline" presentation:user-transformed="true">
          <draw:text-box>
            <text:list text:style-name="L2">
              <text:list-header>
                <text:p>Trend Spotter to system umożliwiający wykrywanie kształtujących się trendów i analizę popularności różnych tematów w serwisach internetowych. Składa się na niego serwer WWW oraz crawler.</text:p>
                <text:p/>
                <text:p>Korzystanie z aplikacji wymaga zarejestrowania i zalogowania się w systemie. Możliwa jest także rejestracja za pomocą kont Facebook i Gmail.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Funkcjonalności</text:p>
          </draw:text-box>
        </draw:frame>
        <draw:frame presentation:style-name="pr5" draw:layer="layout" svg:width="21.844cm" svg:height="14.224cm" svg:x="2.794cm" svg:y="5.08cm" presentation:class="outline" presentation:user-transformed="true">
          <draw:text-box>
            <text:list text:style-name="L2">
              <text:list-header>
                <text:p>Trend Spotter umożliwia wyświetlanie:</text:p>
              </text:list-header>
              <text:list-item>
                <text:p text:style-name="P2">historii popularności wpisanych przez użytkownika wyrazów lub fraz,</text:p>
              </text:list-item>
              <text:list-item>
                <text:p text:style-name="P2">wyrazów oraz <text:s/>fraz <text:s/>szybko <text:s/>zyskujących <text:s/>na <text:s/>popularności,</text:p>
              </text:list-item>
              <text:list-item>
                <text:p text:style-name="P2">najczęstszych zapytań użytkowników,</text:p>
                <text:p>a także:</text:p>
              </text:list-item>
              <text:list-item>
                <text:p text:style-name="P2">ograniczanie zapytań do poszczególnych serwisów wybranych z listy,</text:p>
              </text:list-item>
              <text:list-item>
                <text:p text:style-name="P2">porównywanie popularności słów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Pierwsza iteracja</text:p>
          </draw:text-box>
        </draw:frame>
        <draw:frame presentation:style-name="pr5" draw:layer="layout" svg:width="25.2cm" svg:height="8.877cm" svg:x="1.016cm" svg:y="6.871cm" presentation:class="outline" presentation:user-transformed="true">
          <draw:text-box>
            <text:list text:style-name="L2">
              <text:list-header>
                <text:p>W pierwszej iteracji postanowiliśmy zaimplementować crawlera, obsługującego jeden serwis internetowy, oraz serwer WWW, wyświetlający statystyki występowania poszczególnych słów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Druga iteracja</text:p>
          </draw:text-box>
        </draw:frame>
        <draw:frame presentation:style-name="pr5" draw:layer="layout" svg:width="22.73cm" svg:height="12.179cm" svg:x="2.286cm" svg:y="7.112cm" presentation:class="outline" presentation:user-transformed="true">
          <draw:text-box>
            <text:list text:style-name="L2">
              <text:list-header>
                <text:p>W drugiej iteracji zamierzamy</text:p>
              </text:list-header>
              <text:list-item>
                <text:p text:style-name="P2">zwiększyć liczbę serwisów, z których pobieramy dane,</text:p>
              </text:list-item>
              <text:list-item>
                <text:p text:style-name="P2">dodać opcję logowania,</text:p>
              </text:list-item>
              <text:list-item>
                <text:p text:style-name="P2">zaimplementować pozostałe funkcjonalności, m.in. wyświetlanie popularności fraz, ograniczanie zapytań do poszczególnych serwisów oraz wyświetlanie najpopularniejszych zapytań użytkowników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Plakat</text:p>
          </draw:text-box>
        </draw:frame>
        <draw:frame presentation:style-name="pr5" draw:layer="layout" svg:width="25.2cm" svg:height="12.179cm" svg:x="1.4cm" svg:y="5.06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Demo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image-width="0cm" draw:fill-image-height="0cm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language="pl" fo:country="P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568ACC12146E19E9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19:59:16.500508413</meta:creation-date>
    <dc:date>2018-05-07T23:04:35.186924921</dc:date>
    <meta:editing-duration>PT18M40S</meta:editing-duration>
    <meta:editing-cycles>3</meta:editing-cycles>
    <meta:generator>LibreOffice/5.1.6.2$Linux_X86_64 LibreOffice_project/10m0$Build-2</meta:generator>
    <meta:document-statistic meta:object-count="61"/>
  </office:meta>
</office:document-meta>
</file>